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1Plus" svg:font-family="'Awami Nastaliq Alpha1Plus'" style:font-pitch="variable"/>
    <style:font-face style:name="Awami Nastaliq Alpha2" svg:font-family="'Awami Nastaliq Alpha2'" style:font-pitch="variable"/>
    <style:font-face style:name="Scheherazade" svg:font-family="Scheherazade" style:font-pitch="variable"/>
    <style:font-face style:name="Alkalami" svg:font-family="Alkala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officeooo:rsid="002d202a" officeooo:paragraph-rsid="002d202a"/>
    </style:style>
    <style:style style:name="P4" style:family="paragraph" style:parent-style-name="Heading_20_2">
      <style:paragraph-properties fo:break-before="page"/>
    </style:style>
    <style:style style:name="P5" style:family="paragraph" style:parent-style-name="Heading_20_2">
      <style:text-properties style:font-name-complex="Awami Nastaliq Alpha2"/>
    </style:style>
    <style:style style:name="P6" style:family="paragraph" style:parent-style-name="Aran">
      <style:paragraph-properties fo:line-height="100%" style:writing-mode="lr-tb"/>
      <style:text-properties style:font-name="Awami Nastaliq Alpha2" fo:font-size="18pt" officeooo:paragraph-rsid="0017917b" style:font-size-asian="18pt" style:font-size-complex="18pt"/>
    </style:style>
    <style:style style:name="P7" style:family="paragraph" style:parent-style-name="Aran">
      <style:text-properties style:font-name="Awami Nastaliq Alpha2"/>
    </style:style>
    <style:style style:name="P8" style:family="paragraph" style:parent-style-name="Aran">
      <style:text-properties style:font-name="Awami Nastaliq Alpha2" officeooo:paragraph-rsid="00197b4e"/>
    </style:style>
    <style:style style:name="P9" style:family="paragraph" style:parent-style-name="Aran">
      <style:text-properties style:font-name="Awami Nastaliq Alpha2" officeooo:paragraph-rsid="00300702"/>
    </style:style>
    <style:style style:name="P10" style:family="paragraph" style:parent-style-name="Aran">
      <style:text-properties style:font-name="Awami Nastaliq Alpha2" fo:font-size="18pt" officeooo:paragraph-rsid="001b7fce" style:font-size-asian="18pt" style:font-size-complex="18pt"/>
    </style:style>
    <style:style style:name="P11" style:family="paragraph" style:parent-style-name="Aran">
      <style:text-properties fo:color="#000080" style:font-name="Awami Nastaliq Alpha2" fo:background-color="#5c8526"/>
    </style:style>
    <style:style style:name="P12" style:family="paragraph" style:parent-style-name="Aran">
      <style:paragraph-properties fo:text-align="end" style:justify-single-word="false" style:writing-mode="rl-tb"/>
      <style:text-properties style:font-name="Awami Nastaliq Alpha1Plus" fo:font-size="18pt" officeooo:paragraph-rsid="00259889" style:font-size-asian="18pt" style:font-name-complex="Awami Nastaliq Alpha2" style:font-size-complex="18pt"/>
    </style:style>
    <style:style style:name="P13" style:family="paragraph" style:parent-style-name="Aran">
      <style:paragraph-properties fo:text-align="end" style:justify-single-word="false" style:writing-mode="rl-tb"/>
      <style:text-properties style:font-name="Awami Nastaliq Alpha1Plus" fo:font-size="18pt" officeooo:paragraph-rsid="002712bd" style:font-size-asian="18pt" style:font-name-complex="Awami Nastaliq Alpha2" style:font-size-complex="18pt"/>
    </style:style>
    <style:style style:name="P14" style:family="paragraph" style:parent-style-name="Aran">
      <style:paragraph-properties fo:text-align="end" style:justify-single-word="false" style:writing-mode="rl-tb"/>
      <style:text-properties style:font-name="Awami Nastaliq Alpha1Plus" fo:font-size="18pt" officeooo:rsid="00259889" officeooo:paragraph-rsid="00259889" fo:background-color="#ffffff" style:font-size-asian="18pt" style:font-name-complex="Awami Nastaliq Alpha2" style:font-size-complex="18pt"/>
    </style:style>
    <style:style style:name="P15" style:family="paragraph" style:parent-style-name="Aran">
      <style:paragraph-properties fo:text-align="end" style:justify-single-word="false" style:writing-mode="rl-tb"/>
      <style:text-properties style:font-name="Awami Nastaliq Alpha1Plus" fo:language="en" fo:country="GB" style:font-name-complex="Awami Nastaliq Alpha2" style:language-complex="ur" style:country-complex="IN"/>
    </style:style>
    <style:style style:name="P16" style:family="paragraph" style:parent-style-name="Aran">
      <style:paragraph-properties fo:text-align="end" style:justify-single-word="false" style:writing-mode="rl-tb"/>
      <style:text-properties style:font-name="Awami Nastaliq Alpha1Plus" style:font-name-complex="Awami Nastaliq Alpha2"/>
    </style:style>
    <style:style style:name="P17" style:family="paragraph" style:parent-style-name="Aran">
      <style:paragraph-properties fo:text-align="end" style:justify-single-word="false" style:writing-mode="rl-tb"/>
      <style:text-properties fo:font-size="18pt" style:font-size-asian="18pt" style:font-name-complex="Awami Nastaliq Alpha2" style:font-size-complex="18pt"/>
    </style:style>
    <style:style style:name="P18" style:family="paragraph" style:parent-style-name="Aran">
      <style:paragraph-properties fo:text-align="end" style:justify-single-word="false" style:writing-mode="rl-tb"/>
      <style:text-properties fo:font-size="18pt" officeooo:paragraph-rsid="0035ef60" style:font-size-asian="18pt" style:font-name-complex="Awami Nastaliq Alpha2" style:font-size-complex="18pt"/>
    </style:style>
    <style:style style:name="P19"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 Alpha2" style:font-size-complex="18pt"/>
    </style:style>
    <style:style style:name="T1" style:family="text">
      <style:text-properties officeooo:rsid="001903f8"/>
    </style:style>
    <style:style style:name="T2" style:family="text">
      <style:text-properties officeooo:rsid="00197b4e"/>
    </style:style>
    <style:style style:name="T3" style:family="text">
      <style:text-properties style:font-name="Scheherazade" fo:background-color="#ffff00" loext:char-shading-value="0"/>
    </style:style>
    <style:style style:name="T4" style:family="text">
      <style:text-properties fo:background-color="#ffff00" loext:char-shading-value="0"/>
    </style:style>
    <style:style style:name="T5" style:family="text">
      <style:text-properties fo:background-color="#ffff00" loext:char-shading-value="0" style:font-name-complex="Scheherazade"/>
    </style:style>
    <style:style style:name="T6" style:family="text">
      <style:text-properties officeooo:rsid="00259889" fo:background-color="#ffff00" loext:char-shading-value="0" style:font-name-complex="Scheherazade"/>
    </style:style>
    <style:style style:name="T7" style:family="text">
      <style:text-properties officeooo:rsid="00259889" fo:background-color="#ffff00" loext:char-shading-value="0"/>
    </style:style>
    <style:style style:name="T8" style:family="text">
      <style:text-properties fo:background-color="#ffff00" loext:char-shading-value="0" style:font-name-complex="Scheherazade"/>
    </style:style>
    <style:style style:name="T9" style:family="text">
      <style:text-properties style:font-name-complex="Scheherazade"/>
    </style:style>
    <style:style style:name="T10" style:family="text">
      <style:text-properties officeooo:rsid="0021a30d"/>
    </style:style>
    <style:style style:name="T11" style:family="text">
      <style:text-properties officeooo:rsid="002712bd"/>
    </style:style>
    <style:style style:name="T12" style:family="text">
      <style:text-properties fo:background-color="transparent" loext:char-shading-value="0"/>
    </style:style>
    <style:style style:name="T13" style:family="text">
      <style:text-properties officeooo:rsid="002ee42b"/>
    </style:style>
    <style:style style:name="T14" style:family="text">
      <style:text-properties officeooo:rsid="00317070"/>
    </style:style>
    <style:style style:name="T15" style:family="text">
      <style:text-properties fo:background-color="#ffffff" loext:char-shading-value="0"/>
    </style:style>
    <style:style style:name="T16" style:family="text">
      <style:text-properties officeooo:rsid="00259889" fo:background-color="#ffffff" loext:char-shading-value="0"/>
    </style:style>
    <style:style style:name="T17" style:family="text">
      <style:text-properties officeooo:rsid="00259889" fo:background-color="#ffffff" loext:char-shading-value="0"/>
    </style:style>
    <style:style style:name="T18" style:family="text">
      <style:text-properties fo:background-color="#ffffff" loext:char-shading-value="0"/>
    </style:style>
    <style:style style:name="T19" style:family="text">
      <style:text-properties style:font-name="Awami Nastaliq Alpha1Plus" officeooo:rsid="00317070"/>
    </style:style>
    <style:style style:name="T20" style:family="text">
      <style:text-properties officeooo:rsid="0037bfdf"/>
    </style:style>
    <style:style style:name="T21" style:family="text">
      <style:text-properties officeooo:rsid="003a105e"/>
    </style:style>
    <style:style style:name="T22" style:family="text">
      <style:text-properties style:font-name-complex="Scheherazade"/>
    </style:style>
    <style:style style:name="T23" style:family="text">
      <style:text-properties style:font-name="Scheherazade"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wami Type Sample</text:p>
      <text:p text:style-name="Text_20_body">The font is intended to support all of the characters listed in this document. In some cases the character design is still being worked on. In some cases it is not yet in the font. <text:span text:style-name="T13">M</text:span>issing characters will be highlighted and displayed in the Scheherazade font.</text:p>
      <text:p text:style-name="P3">Character Set</text:p>
      <text:p text:style-name="Heading_20_3">Basic Latin</text:p>
      <text:p text:style-name="P6">! " # $ % &amp; ' ( ) * + , - . / 0 1 2 3 4 5 6 7 8 9 : ; &lt; = &gt; ? @ A B C D E F G H I J K L M N O P Q R S T U V W X Y Z [ \ ] ^ _ ` a b c d e f g h i j k l m n o p q r s t u v w x y z { | } ~</text:p>
      <text:p text:style-name="Heading_20_3">Latin-1 Supplement</text:p>
      <text:p text:style-name="P7">¡ ¢ £ ¤ ¥ ¦ § ¨ © ª « ¬ ­ ® ¯ ° ± ² ³ ´ µ ¶ · ¸ ¹ º » ¼ ½ ¾ ¿ À Á Â Ã Ä Å Æ Ç È É Ê Ë Ì Í Î Ï Ñ Ò Ó Ô Õ Ö × Ø Ù Ú Û Ü Ý Þ ß à á â ã ä å æ ç è é ê ë ì í î ï ñ ò ó ô õ ö ÷ ø ù ú û ü ý þ ÿ </text:p>
      <text:p text:style-name="Heading_20_3">Latin Extended-A</text:p>
      <text:p text:style-name="P7">ı Œ œ Š š Ÿ Ž ž</text:p>
      <text:p text:style-name="Heading_20_3">Latin Extended-B</text:p>
      <text:p text:style-name="P11">ƒ <text:span text:style-name="T1">(design needs work)</text:span></text:p>
      <text:p text:style-name="Heading_20_3"><text:soft-page-break/>Spacing Modifier Letters</text:p>
      <text:p text:style-name="P8">ˆ ˇ <text:span text:style-name="T2">ˉ</text:span> ː ˘ ˙ <text:span text:style-name="T3">˚</text:span> ˛ ˜ <text:s/></text:p>
      <text:p text:style-name="Heading_20_3">Combining Diacritical Marks</text:p>
      <text:p text:style-name="P9">◌̧◌̀ ◌́ ◌̂ ◌̃ ◌̈ ◌̊ ◌̌ ◌̧</text:p>
      <text:p text:style-name="Heading_20_3">General Punctuation</text:p>
      <text:p text:style-name="P10"><text:span text:style-name="T4">‐ ‑ ‒ – —</text:span> ― ‘ ’ ‚ “ ” „ † ‡ • ‥… ‰ ‹ › ⁄ </text:p>
      <text:p text:style-name="Heading_20_3">Superscripts and Subscripts</text:p>
      <text:p text:style-name="P7">⁴</text:p>
      <text:p text:style-name="Heading_20_3">Currency Symbols</text:p>
      <text:p text:style-name="P7">€</text:p>
      <text:p text:style-name="Heading_20_3">Letterlike Symbols &amp; Geometric Shapes</text:p>
      <text:p text:style-name="P7">™ ◌</text:p>
      <text:p text:style-name="Heading_20_3"><text:soft-page-break/>Arabic </text:p>
      <text:p text:style-name="P12"><text:s/>؁ <text:s text:c="18"/><text:span text:style-name="T10">، ◌ؑ <text:s text:c="2"/>◌ؔ</text:span> <text:s text:c="6"/>؛ ؟<text:span text:style-name="T18"> ؠ ء آ أ ؤ إ ئ ا ب ة ت ث ج ح خ د ذ رس </text:span>ش ص ض ط ظ ع غ ف ق ك ل<text:span text:style-name="T18"> م ن ه و ي</text:span></text:p>
      <text:p text:style-name="P14">◌ً ◌ٌ ◌ٍ ◌َ ◌ُ ◌ِ ◌ّ ◌ْ ◌ٓ ◌ٔ ◌ٕ ◌ٗ ◌٘ ◌ٚ ◌ٛ ◌ٞ ◌ٟ</text:p>
      <text:p text:style-name="P12"><text:s/></text:p>
      <text:p text:style-name="P13"><text:s text:c="3"/><text:span text:style-name="T9"><text:s/></text:span><text:span text:style-name="T5">٫ ٬</text:span> ٭ٰ<text:span text:style-name="T11">◌</text:span> <text:s/>ٲ ٳ <text:span text:style-name="T18">ٵ ٹ ٺ ٻ ټ ٽ پ ځ ڃ ڄ څ چ ڇ ڈ ډ ڊ ڋ ڐ ڑ ړ ڔ ڗ ڗ ژ ڙ ښ ک ګ گ ڱ ڳ ڹ ں ڻ ڼ ھ ہ ۂ ۃ ۄ ۅ ۆ ۇ ی</text:span> <text:span text:style-name="T18">ۍ ې ے </text:span><text:span text:style-name="T17">ۓ ۔ ◌ۜ</text:span><text:span text:style-name="T18"> ۝ ۰ ۱ ۲ ۳ ۴ ۵ ۶ ۷ ۸ ۹</text:span></text:p>
      <text:p text:style-name="Heading_20_3">Arabic Supplement</text:p>
      <text:p text:style-name="P17">ݙ ݨ <text:span text:style-name="T18">ݩ ݪ ݫ ݬ ݮ ݯ ݰ ݱ </text:span></text:p>
      <text:p text:style-name="Heading_20_3">Arabic Extended-A</text:p>
      <text:p text:style-name="P19">◌ࣿ</text:p>
      <text:p text:style-name="Heading_20_3">Arabic Presentation Forms</text:p>
      <text:p text:style-name="P17"><text:span text:style-name="T5">﴾ ﴿ﷲ</text:span><text:span text:style-name="T4"> </text:span>ﻻ </text:p>
      <text:p text:style-name="P2"/>
      <text:p text:style-name="Heading_20_2"><text:soft-page-break/>Arabic Shaping (some basic shapes):</text:p>
      <text:p text:style-name="P18">ب ببب ج ججج س سسس <text:s/><text:span text:style-name="T14">ض ضضض ظ ظظظ غ غغغ <text:s/>ف ففف ق ققق ك ككك <text:s/>ل للل م ممم ن ننن ي ييي ڋ بڋ ږ بږ <text:s text:c="2"/></text:span><text:span text:style-name="T19">ھ <text:s/>ھھھ</text:span></text:p>
      <text:p text:style-name="P5"/>
      <text:p text:style-name="P4">Awami Running Text</text:p>
      <text:p text:style-name="Heading_20_3"><text:span text:style-name="T20">One paragraph from Urdu </text:span>UDHR</text:p>
      <text:p text:style-name="P15">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Heading_20_2"/>
      <text:p text:style-name="P4"><text:span text:style-name="T20">Three paragraphs from S</text:span>araiki UDHR</text:p>
      <text:p text:style-name="P16">دنیا دے سارے انسان ہکو ڄئے تے نہ مکڻ والے حقوق تے ازادیاں گھن تے پیدا تھیڈن ۔ اقوام متحدہ نے ہر کہیں دے حقوق دی حفاظت تے ودھارے دا جھنڈا اچار کھڻ دا ارادہ کیتا ہوے ۔ جیمبڑا اقوام متحدہ دے منشور دا حصہ ہے ۔ ایندے وچ انسانی عزت تے و قار، جیادی انسانی حقوق، عزت نفس اتے لوکاں دے یقین دا اقرار کیتا ڱے ۔</text:p>
      <text:p text:style-name="P16"><text:s text:c="4"/>اقوام متحدہ دی جنرل اسمبلی نے ڋہ دسمبر1948 کوں انسانی حقوق داعالمی منشور منظور کرتے ایند اعام اعلان کیتا ۔ اگلے صفیاں تے اینہ منشور دی پوری عبارت پیش کیتی ویندی اے ۔</text:p>
      <text:p text:style-name="P16"><text:s text:c="4"/>منشور اچ اقوام متحدہ نے صاف تے سادہ لفظاں اچ حقوق ڋساڋتن ۔ جنباں وچ ہر کوئی برابر داشر یک ہے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1Plus" svg:font-family="'Awami Nastaliq Alpha1Plus'" style:font-pitch="variable"/>
    <style:font-face style:name="Awami Nastaliq Alpha2" svg:font-family="'Awami Nastaliq Alpha2'" style:font-pitch="variable"/>
    <style:font-face style:name="Scheherazade" svg:font-family="Scheherazade" style:font-pitch="variable"/>
    <style:font-face style:name="Alkalami" svg:font-family="Alkala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Alpha1Plus" fo:font-family="'Awami Nastaliq Alpha1Plus'" style:font-pitch="variable" fo:font-size="18pt" style:font-size-asian="22pt" style:font-size-complex="22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style>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Liberation Sans" fo:font-size="10pt" officeooo:rsid="002ee42b" officeooo:paragraph-rsid="002ee42b" style:font-size-asian="10pt" style:font-size-complex="10pt"/>
    </style:style>
    <style:style style:name="MT1" style:family="text">
      <style:text-properties officeooo:rsid="003a105e"/>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ype Sample (Awami Nastaliq Alpha<text:span text:style-name="MT1">2</text:span> LibreOffice 5.2alpha)<text:tab/><text:tab/><text:tab/><text:tab/><text:tab/><text:tab/><text:tab/><text:tab/><text:tab/>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0:06.110000000</meta:creation-date>
    <dc:date>2016-05-20T14:11:00.010000000</dc:date>
    <meta:editing-duration>PT3H5M59S</meta:editing-duration>
    <meta:editing-cycles>38</meta:editing-cycles>
    <meta:generator>LibreOfficeDev/5.2.0.0.alpha0$Windows_x86 LibreOffice_project/ef34535ceb60d7d63b8d8671e4c6e9e43ffbd17d</meta:generator>
    <meta:document-statistic meta:table-count="0" meta:image-count="0" meta:object-count="0" meta:page-count="6" meta:paragraph-count="44" meta:word-count="764" meta:character-count="2760" meta:non-whitespace-character-count="1974"/>
  </office:meta>
</office:document-meta>
</file>